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color="#000000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T8" style:parent-style-name="Absatz-Standardschriftart" style:family="text">
      <style:text-properties fo:color="#000000"/>
    </style:style>
  </office:automatic-styles>
  <office:body>
    <office:text text:use-soft-page-breaks="true">
      <text:p text:style-name="P1">Sqterminal</text:p>
      <text:p text:style-name="P2"/>
      <text:p text:style-name="P3">Phasen:</text:p>
      <text:p text:style-name="P4"/>
      <text:p text:style-name="P5">1: Analyse – Durchlesen von python bei sqlite + Formulieren von Anforderungen</text:p>
      <text:p text:style-name="P6">2: Entwurf: Programmierentwurf</text:p>
      <text:p text:style-name="P7">3: Implementierung + Testen</text:p>
      <text:p text:style-name="Standard"><text:span text:style-name="T8">4: Veröffentlichen + Dokument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 Walcher</meta:initial-creator>
    <dc:creator>Paul Walcher</dc:creator>
    <meta:creation-date>2021-08-20T14:45:00Z</meta:creation-date>
    <dc:date>2021-08-20T14:49:00Z</dc:date>
    <meta:template xlink:href="Normal" xlink:type="simple"/>
    <meta:editing-cycles>1</meta:editing-cycles>
    <meta:editing-duration>PT0S</meta:editing-duration>
    <meta:document-statistic meta:page-count="1" meta:paragraph-count="1" meta:word-count="26" meta:character-count="192" meta:row-count="1" meta:non-whitespace-character-count="167"/>
  </office:meta>
</office:document-meta>
</file>